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A033C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4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254cm">
          <draw:text-box>
            <text:p text:style-name="P1"><text:span text:style-name="T1">The Holy Gospel</text:span></text:p>
            <text:p text:style-name="P1"><text:span text:style-name="T2">Mark 7:31–3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654cm" svg:height="9.269cm" svg:x="1.27cm" svg:y="0.254cm">
          <draw:text-box>
            <text:p text:style-name="P4"><text:span text:style-name="T3">31</text:span><text:span text:style-name="T4"> </text:span><text:span text:style-name="T5">Then he returned from the region of Tyre and went through Sidon to the Sea of Galilee, in the region of the Decapolis. </text:span><text:span text:style-name="T3">32</text:span><text:span text:style-name="T4"> </text:span><text:span text:style-name="T5">And they brought to him a man who was deaf and had a speech impediment, and they begged him to lay his hand on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654cm" svg:height="7.766cm" svg:x="1.27cm" svg:y="0.254cm">
          <draw:text-box>
            <text:p text:style-name="P4"><text:span text:style-name="T3">33</text:span><text:span text:style-name="T4"> </text:span><text:span text:style-name="T5">And taking him aside from the crowd privately, he put his fingers into his ears, and after spitting touched his tongue. </text:span><text:span text:style-name="T3">34</text:span><text:span text:style-name="T4"> </text:span><text:span text:style-name="T5">And looking up to heaven, he sighed and said to him, “Ephphatha,” that is, “Be opene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654cm" svg:height="7.766cm" svg:x="1.27cm" svg:y="0.254cm">
          <draw:text-box>
            <text:p text:style-name="P4"><text:span text:style-name="T3">35</text:span><text:span text:style-name="T4"> </text:span><text:span text:style-name="T5">And his ears were opened, his tongue was released, and he spoke plainly. </text:span><text:span text:style-name="T3">36</text:span><text:span text:style-name="T4"> </text:span><text:span text:style-name="T5">And Jesus charged them to tell no one. But the more he charged them, the more zealously they proclaimed 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654cm" svg:height="6.263cm" svg:x="1.27cm" svg:y="0.254cm">
          <draw:text-box>
            <text:p text:style-name="P4"><text:span text:style-name="T3">37</text:span><text:span text:style-name="T4"> </text:span><text:span text:style-name="T5">And they were astonished beyond measure, saying, “He has done all things well. He even makes the deaf hear and the mute speak.”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20:44:37.528000000</meta:creation-date>
    <dc:title>Hymn template</dc:title>
    <meta:editing-duration>PT8M13S</meta:editing-duration>
    <meta:editing-cycles>2</meta:editing-cycles>
    <meta:generator>LibreOffice/5.0.1.2$Windows_x86 LibreOffice_project/81898c9f5c0d43f3473ba111d7b351050be20261</meta:generator>
    <meta:initial-creator>Arthur Hoch</meta:initial-creator>
    <dc:date>2015-09-04T20:52:50.193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5-09-04T20:44:37.434000000"/>
  </office:meta>
</office:document-meta>
</file>